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76000002A29B58EBF01E0AFF3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5cm" fo:min-width="1.3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1.212cm" svg:x="5.5cm" svg:y="4.9cm">
          <draw:image xlink:href="Pictures/1000000000000476000002A29B58EBF01E0AFF38.jpg" xlink:type="simple" xlink:show="embed" xlink:actuate="onLoad">
            <text:p/>
          </draw:image>
        </draw:frame>
        <draw:custom-shape draw:style-name="gr2" draw:text-style-name="P2" draw:layer="layout" svg:width="1cm" svg:height="1cm" svg:x="9.4cm" svg:y="6.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8cm" svg:y="7.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0.8cm" svg:y="7.3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7.2cm" svg:y="11.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7.2cm" svg:y="1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1.3cm" svg:y="12.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11.3cm" svg:y="13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8cm" svg:height="0.9cm" svg:x="8.9cm" svg:y="9.9cm">
          <text:p text:style-name="P1">Fus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9T22:21:47.432000000</dc:date>
    <meta:editing-duration>PT16M56S</meta:editing-duration>
    <meta:editing-cycles>1</meta:editing-cycles>
    <meta:document-statistic meta:object-count="9"/>
    <meta:generator>LibreOffice/5.3.1.2$Windows_X86_64 LibreOffice_project/e80a0e0fd1875e1696614d24c32df0f95f03deb2</meta:generator>
  </office:meta>
</office:document-meta>
</file>